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Excel_20_Built-in_20_Normal_20_2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_20_2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3faf46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11"/>
        <table:table-column table:style-name="co4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Order By</text:p>
          </table:table-cell>
          <table:table-cell table:style-name="ce3" office:value-type="string" calcext:value-type="string">
            <text:p>SKU</text:p>
          </table:table-cell>
          <table:table-cell table:style-name="ce1" office:value-type="string" calcext:value-type="string">
            <text:p>Qty.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Kajal Mam</text:p>
          </table:table-cell>
          <table:table-cell office:value-type="string" calcext:value-type="string">
            <text:p>PKOZ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Kajal Mam</text:p>
          </table:table-cell>
          <table:table-cell office:value-type="string" calcext:value-type="string">
            <text:p>PECJ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Kajal Mam</text:p>
          </table:table-cell>
          <table:table-cell office:value-type="string" calcext:value-type="string">
            <text:p>CVUA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Kajal Mam</text:p>
          </table:table-cell>
          <table:table-cell office:value-type="string" calcext:value-type="string">
            <text:p>VJCX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Kajal Mam</text:p>
          </table:table-cell>
          <table:table-cell office:value-type="string" calcext:value-type="string">
            <text:p>AGNX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Kajal Mam</text:p>
          </table:table-cell>
          <table:table-cell office:value-type="string" calcext:value-type="string">
            <text:p>MTGO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Kajal Mam</text:p>
          </table:table-cell>
          <table:table-cell office:value-type="string" calcext:value-type="string">
            <text:p>JGYA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Kajal Mam</text:p>
          </table:table-cell>
          <table:table-cell office:value-type="string" calcext:value-type="string">
            <text:p>EXDT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PUQL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ZAKG7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VSYL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KUVE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ESYH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HGPK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TOJH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JBSI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YEPG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XMDE74</text:p>
          </table:table-cell>
          <table:table-cell table:formula="of:=5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LJWK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YGFV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SCAL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HUIA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TKHG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LXIG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BYJM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KSER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TQAN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YFXD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YDSA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WDOZ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OTKD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LYZP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VOPJ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AMFB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WNPZ03</text:p>
          </table:table-cell>
          <table:table-cell table:formula="of:=5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BUEY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POXL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MWJZ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DONT38</text:p>
          </table:table-cell>
          <table:table-cell table:formula="of:=18+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OUZV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MAYL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THRJ79</text:p>
          </table:table-cell>
          <table:table-cell table:formula="of:=12+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QCSK86</text:p>
          </table:table-cell>
          <table:table-cell table:formula="of:=16+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LUMX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NUFS6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TFKG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MLDH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SXKC30</text:p>
          </table:table-cell>
          <table:table-cell table:formula="of:=14+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ZQJH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AUBI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PYIZ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SDLK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DUQP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EMWC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OHZM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TIMP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IXTC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ZBXC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DZFX9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JASO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RPEU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CBKX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XFYT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XEVY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BXUT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MPLR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UECZ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QYAS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ZFOR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MQRN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FEKA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HQLB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UYGD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ZXHW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FNRX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CFPO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OJZN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SFKL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VZLA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ZQEP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ZTGL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SWQM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VIYR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USCG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UJXY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WQFS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TBAE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VORB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OGPN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WVZX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OWIZ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EGPI08</text:p>
          </table:table-cell>
          <table:table-cell table:formula="of:=23+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XKOB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GJMC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QYPW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EMKL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QMJR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KBCL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DSPY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YLZJ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XGUS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GNXY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DYCA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IJZB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DYKB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KYDQ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OWQU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NOKJ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KQSL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HTQJ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SHZT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RJWA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VNTC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LVOY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UQJE07</text:p>
          </table:table-cell>
          <table:table-cell table:formula="of:=13+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JKTH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ETJP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XIRM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NGPZ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AVJS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KNBZ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DFQN23</text:p>
          </table:table-cell>
          <table:table-cell table:formula="of:=13+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JQIX4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7.08.2021</text:p>
          </table:table-cell>
          <table:table-cell office:value-type="string" calcext:value-type="string">
            <text:p>Handover to Anna</text:p>
          </table:table-cell>
          <table:table-cell office:value-type="string" calcext:value-type="string">
            <text:p>YIFL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1" table:formula="of:=SUM([.D2:.D125])" office:value-type="float" office:value="1214" calcext:value-type="float">
            <text:p>1214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0000" number:language="en" number:country="US">
      <number:number number:min-integer-digits="1"/>
    </number:number-style>
    <number:date-style style:name="N11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4" loext:min-decimal-places="1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8" number:language="en" number:country="US">
      <number:number number:decimal-places="9" loext:min-decimal-places="9" number:min-integer-digits="1"/>
    </number:number-style>
    <number:number-style style:name="N10159" number:language="en" number:country="US">
      <number:number number:decimal-places="8" loext:min-decimal-places="8" number:min-integer-digits="1"/>
    </number:number-style>
    <number:number-style style:name="N10160" number:language="en" number:country="US">
      <number:number number:decimal-places="7" loext:min-decimal-places="7" number:min-integer-digits="1"/>
    </number:number-style>
    <number:number-style style:name="N10161" number:language="en" number:country="US">
      <number:number number:decimal-places="6" loext:min-decimal-places="6" number:min-integer-digits="1"/>
    </number:number-style>
    <number:number-style style:name="N10162" number:language="en" number:country="US">
      <number:number number:decimal-places="5" loext:min-decimal-places="5" number:min-integer-digits="1"/>
    </number:number-style>
    <number:number-style style:name="N10163" number:language="en" number:country="US">
      <number:number number:decimal-places="4" loext:min-decimal-places="4" number:min-integer-digits="1"/>
    </number:number-style>
    <number:number-style style:name="N10164" number:language="en" number:country="US">
      <number:number number:decimal-places="3" loext:min-decimal-places="3" number:min-integer-digits="1"/>
    </number:number-style>
    <number:number-style style:name="N10165" number:language="en" number:country="US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  <style:style style:name="Excel_20_Built-in_20_Normal_20_2" style:display-name="Excel Built-in 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Calibri1" fo:font-family="Calibri" style:font-pitch="variable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11:37:35.188632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1:05:54.88</meta:creation-date>
    <dc:date>2021-08-28T13:16:27.386332090</dc:date>
    <meta:editing-duration>PT32M14S</meta:editing-duration>
    <meta:editing-cycles>6</meta:editing-cycles>
    <meta:generator>LibreOffice/6.4.7.2$Linux_X86_64 LibreOffice_project/40$Build-2</meta:generator>
    <meta:document-statistic meta:table-count="3" meta:cell-count="502" meta:object-count="0"/>
  </office:meta>
</office:document-meta>
</file>